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d8c56" officeooo:paragraph-rsid="000d8c56" style:font-size-asian="21pt" style:font-size-complex="24pt"/>
    </style:style>
    <style:style style:name="P2" style:family="paragraph" style:parent-style-name="Standard">
      <style:text-properties fo:font-size="24pt" fo:font-weight="bold" officeooo:rsid="000d8c56" officeooo:paragraph-rsid="000d8c56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16pt" officeooo:rsid="000ea48d" officeooo:paragraph-rsid="000ea48d" style:font-size-asian="14pt" style:font-size-complex="16pt"/>
    </style:style>
    <style:style style:name="P4" style:family="paragraph" style:parent-style-name="Standard">
      <style:text-properties fo:font-size="16pt" officeooo:rsid="000eba4b" officeooo:paragraph-rsid="000eba4b" style:font-size-asian="14pt" style:font-size-complex="16pt"/>
    </style:style>
    <style:style style:name="T1" style:family="text">
      <style:text-properties officeooo:rsid="000eba4b"/>
    </style:style>
    <style:style style:name="T2" style:family="text">
      <style:text-properties officeooo:rsid="00117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veTalk</text:p>
      <text:p text:style-name="P1"/>
      <text:p text:style-name="P3">WaveTalk es un cliente de IRC <text:span text:style-name="T2">(ahora con su propio protocolo de chat llamado WaveIRC)</text:span> que puede ser usado para usos <text:span text:style-name="T1">domésticos</text:span> o de centros educativos en una red LAN, <text:span text:style-name="T1">o ser usado para chatear en un servidor con una o mas personas.</text:span></text:p>
      <text:p text:style-name="P4">El objetivo de WaveTalk es fusionar diferentes servicios de chat como Hangouts, Facebook, Whatsapp y otros mas en uno solo para que a pesar de que muchas personas estén en diferentes servicios de mensajería, puedan conectarse y hablar entre ellos para intentar hacer un servicio de mensajería universal. Y no ser un servicio de mensajería instantánea mas del montón, por cierto, este también contara con su propio servicio “WaveTalk CHAT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2:36:05.412449707</meta:creation-date>
    <dc:date>2020-06-21T14:56:15.571352438</dc:date>
    <meta:editing-duration>PT2M5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3" meta:word-count="114" meta:character-count="677" meta:non-whitespace-character-count="566"/>
  </office:meta>
</office:document-meta>
</file>